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e8bf6a" style:font-name="DejaVu Sans Mono" fo:font-size="11.5pt" fo:font-style="normal" fo:font-weight="normal" style:font-size-asian="11.5pt" style:font-style-asian="normal" style:font-weight-asian="normal"/>
    </style:style>
    <style:style style:name="T2" style:family="text">
      <style:text-properties fo:color="#bababa" style:font-name="DejaVu Sans Mono" fo:font-size="11.5pt" fo:font-style="normal" fo:font-weight="normal" style:font-size-asian="11.5pt" style:font-style-asian="normal" style:font-weight-asian="normal"/>
    </style:style>
    <style:style style:name="T3" style:family="text">
      <style:text-properties fo:color="#6a8759" style:font-name="DejaVu Sans Mono" fo:font-size="11.5pt" fo:font-style="normal" fo:font-weight="normal" style:font-size-asian="11.5pt" style:font-style-asian="normal" style:font-weight-asian="normal"/>
    </style:style>
    <style:style style:name="T4" style:family="text">
      <style:text-properties fo:color="#9876aa" style:font-name="DejaVu Sans Mono" fo:font-size="11.5pt" fo:font-style="normal" fo:font-weight="normal" style:font-size-asian="11.5pt" style:font-style-asian="normal" style:font-weight-asian="normal"/>
    </style:style>
    <style:style style:name="T5" style:family="text">
      <style:text-properties fo:color="#a9b7c6" style:font-name="DejaVu Sans Mono" fo:font-size="11.5pt" fo:font-style="normal" fo:font-weight="normal" style:font-size-asian="11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android.support.constraint.ConstraintLayout </text:span><text:span text:style-name="T2">xmlns:</text:span><text:span text:style-name="T4">android</text:span><text:span text:style-name="T2">=</text:span><text:span text:style-name="T3">"http://schemas.android.com/apk/res/android"</text:span><text:line-break/><text:span text:style-name="T3"> <text:s text:c="3"/></text:span><text:span text:style-name="T2">xmlns:</text:span><text:span text:style-name="T4">app</text:span><text:span text:style-name="T2">=</text:span><text:span text:style-name="T3">"http://schemas.android.com/apk/res-auto"</text:span><text:line-break/><text:span text:style-name="T3"> <text:s text:c="3"/></text:span><text:span text:style-name="T2">xmlns:</text:span><text:span text:style-name="T4">tools</text:span><text:span text:style-name="T2">=</text:span><text:span text:style-name="T3">"http://schemas.android.com/tools"</text:span><text:line-break/><text:span text:style-name="T3"> <text:s text:c="3"/></text:span><text:span text:style-name="T4">android</text:span><text:span text:style-name="T2">:layout_width=</text:span><text:span text:style-name="T3">"match_parent"</text:span><text:line-break/><text:span text:style-name="T3"> <text:s text:c="3"/></text:span><text:span text:style-name="T4">android</text:span><text:span text:style-name="T2">:layout_height=</text:span><text:span text:style-name="T3">"match_parent"</text:span><text:line-break/><text:span text:style-name="T3"> <text:s text:c="3"/></text:span><text:span text:style-name="T4">tools</text:span><text:span text:style-name="T2">:context=</text:span><text:span text:style-name="T3">".MainActivity"</text:span><text:span text:style-name="T1">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=</text:span><text:span text:style-name="T3">"@+id/textView"</text:span><text:line-break/><text:span text:style-name="T3"> <text:s text:c="7"/></text:span><text:span text:style-name="T4">android</text:span><text:span text:style-name="T2">:layout_width=</text:span><text:span text:style-name="T3">"144dp"</text:span><text:line-break/><text:span text:style-name="T3"> <text:s text:c="7"/></text:span><text:span text:style-name="T4">android</text:span><text:span text:style-name="T2">:layout_height=</text:span><text:span text:style-name="T3">"44dp"</text:span><text:line-break/><text:span text:style-name="T3"> <text:s text:c="7"/></text:span><text:span text:style-name="T4">android</text:span><text:span text:style-name="T2">:text=</text:span><text:span text:style-name="T3">"TITLE"</text:span><text:line-break/><text:span text:style-name="T3"> <text:s text:c="7"/></text:span><text:span text:style-name="T4">tools</text:span><text:span text:style-name="T2">:layout_editor_absoluteX=</text:span><text:span text:style-name="T3">"35dp"</text:span><text:line-break/><text:span text:style-name="T3"> <text:s text:c="7"/></text:span><text:span text:style-name="T4">tools</text:span><text:span text:style-name="T2">:layout_editor_absoluteY=</text:span><text:span text:style-name="T3">"57dp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=</text:span><text:span text:style-name="T3">"@+id/textView2"</text:span><text:line-break/><text:span text:style-name="T3"> <text:s text:c="7"/></text:span><text:span text:style-name="T4">android</text:span><text:span text:style-name="T2">:layout_width=</text:span><text:span text:style-name="T3">"351dp"</text:span><text:line-break/><text:span text:style-name="T3"> <text:s text:c="7"/></text:span><text:span text:style-name="T4">android</text:span><text:span text:style-name="T2">:layout_height=</text:span><text:span text:style-name="T3">"51dp"</text:span><text:line-break/><text:span text:style-name="T3"> <text:s text:c="7"/></text:span><text:span text:style-name="T4">android</text:span><text:span text:style-name="T2">:layout_marginStart=</text:span><text:span text:style-name="T3">"35dp"</text:span><text:line-break/><text:span text:style-name="T3"> <text:s text:c="7"/></text:span><text:span text:style-name="T4">android</text:span><text:span text:style-name="T2">:layout_marginEnd=</text:span><text:span text:style-name="T3">"32dp"</text:span><text:line-break/><text:span text:style-name="T3"> <text:s text:c="7"/></text:span><text:span text:style-name="T4">android</text:span><text:span text:style-name="T2">:text=</text:span><text:span text:style-name="T3">"Topic"</text:span><text:line-break/><text:span text:style-name="T3"> <text:s text:c="7"/></text:span><text:span text:style-name="T4">app</text:span><text:span text:style-name="T2">:layout_constraintEnd_toEndOf=</text:span><text:span text:style-name="T3">"parent"</text:span><text:line-break/><text:span text:style-name="T3"> <text:s text:c="7"/></text:span><text:span text:style-name="T4">app</text:span><text:span text:style-name="T2">:layout_constraintHorizontal_bias=</text:span><text:span text:style-name="T3">"0.0"</text:span><text:line-break/><text:span text:style-name="T3"> <text:s text:c="7"/></text:span><text:span text:style-name="T4">app</text:span><text:span text:style-name="T2">:layout_constraintStart_toStartOf=</text:span><text:span text:style-name="T3">"parent"</text:span><text:line-break/><text:span text:style-name="T3"> <text:s text:c="7"/></text:span><text:span text:style-name="T4">tools</text:span><text:span text:style-name="T2">:layout_editor_absoluteY=</text:span><text:span text:style-name="T3">"147dp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=</text:span><text:span text:style-name="T3">"@+id/textView3"</text:span><text:line-break/><text:span text:style-name="T3"> <text:s text:c="7"/></text:span><text:span text:style-name="T4">android</text:span><text:span text:style-name="T2">:layout_width=</text:span><text:span text:style-name="T3">"348dp"</text:span><text:line-break/><text:span text:style-name="T3"> <text:s text:c="7"/></text:span><text:span text:style-name="T4">android</text:span><text:span text:style-name="T2">:layout_height=</text:span><text:span text:style-name="T3">"51dp"</text:span><text:line-break/><text:span text:style-name="T3"> <text:s text:c="7"/></text:span><text:span text:style-name="T4">android</text:span><text:span text:style-name="T2">:text=</text:span><text:span text:style-name="T3">"Brief"</text:span><text:line-break/><text:span text:style-name="T3"> <text:s text:c="7"/></text:span><text:span text:style-name="T4">tools</text:span><text:span text:style-name="T2">:layout_editor_absoluteX=</text:span><text:span text:style-name="T3">"35dp"</text:span><text:line-break/><text:span text:style-name="T3"> <text:s text:c="7"/></text:span><text:span text:style-name="T4">tools</text:span><text:span text:style-name="T2">:layout_editor_absoluteY=</text:span><text:span text:style-name="T3">"232dp" </text:span><text:span text:style-name="T1">/&gt;</text:span><text:line-break/><text:line-break/><text:line-break/><text:span text:style-name="T1"> <text:s text:c="3"/>&lt;Spinner</text:span><text:line-break/><text:span text:style-name="T1"> <text:s text:c="7"/></text:span><text:span text:style-name="T4">android</text:span><text:span text:style-name="T2">:id=</text:span><text:span text:style-name="T3">"@+id/planets_spinner"</text:span><text:line-break/><text:span text:style-name="T3"> <text:s text:c="7"/></text:span><text:span text:style-name="T4">android</text:span><text:span text:style-name="T2">:layout_width=</text:span><text:span text:style-name="T3">"181dp"</text:span><text:line-break/><text:span text:style-name="T3"> <text:s text:c="7"/></text:span><text:span text:style-name="T4">android</text:span><text:span text:style-name="T2">:layout_height=</text:span><text:span text:style-name="T3">"45dp"</text:span><text:line-break/><text:span text:style-name="T3"> <text:s text:c="7"/></text:span><text:span text:style-name="T4">android</text:span><text:span text:style-name="T2">:fadingEdge=</text:span><text:span text:style-name="T3">"vertical"</text:span><text:line-break/><text:span text:style-name="T3"> <text:s text:c="7"/></text:span><text:span text:style-name="T4">android</text:span><text:span text:style-name="T2">:scrollbarAlwaysDrawVerticalTrack=</text:span><text:span text:style-name="T3">"true"</text:span><text:line-break/><text:span text:style-name="T3"> <text:s text:c="7"/></text:span><text:span text:style-name="T4">android</text:span><text:span text:style-name="T2">:text=</text:span><text:span text:style-name="T3">"@string/schedule_date"</text:span><text:line-break/><text:span text:style-name="T3"> <text:s text:c="7"/></text:span><text:span text:style-name="T4">app</text:span><text:span text:style-name="T2">:layout_constraintBottom_toBottomOf=</text:span><text:span text:style-name="T3">"parent"</text:span><text:line-break/><text:span text:style-name="T3"> <text:s text:c="7"/></text:span><text:span text:style-name="T4">app</text:span><text:span text:style-name="T2">:layout_constraintTop_toTopOf=</text:span><text:span text:style-name="T3">"parent"</text:span><text:line-break/><text:span text:style-name="T3"> <text:s text:c="7"/></text:span><text:span text:style-name="T4">app</text:span><text:span text:style-name="T2">:layout_constraintVertical_bias=</text:span><text:span text:style-name="T3">"0.517"</text:span><text:line-break/><text:span text:style-name="T3"> <text:s text:c="7"/></text:span><text:span text:style-name="T4">tools</text:span><text:span text:style-name="T2">:layout_editor_absoluteX=</text:span><text:span text:style-name="T3">"36dp" </text:span><text:span text:style-name="T1">/&gt;</text:span><text:line-break/><text:line-break/><text:soft-page-break/><text:span text:style-name="T1"> <text:s text:c="3"/></text:span><text:span text:style-name="T5">&lt;![CDATA[</text:span><text:line-break/><text:span text:style-name="T5"> <text:s text:c="43"/>/&gt;</text:span><text:line-break/><text:line-break/><text:line-break/><text:span text:style-name="T5"> <text:s text:c="3"/>]]&gt;</text:span><text:line-break/><text:line-break/><text:span text:style-name="T5"> <text:s text:c="3"/></text:span><text:span text:style-name="T1">&lt;Spinner</text:span><text:line-break/><text:span text:style-name="T1"> <text:s text:c="7"/></text:span><text:span text:style-name="T4">android</text:span><text:span text:style-name="T2">:id=</text:span><text:span text:style-name="T3">"@+id/planets1_spinner"</text:span><text:line-break/><text:span text:style-name="T3"> <text:s text:c="7"/></text:span><text:span text:style-name="T4">android</text:span><text:span text:style-name="T2">:layout_width=</text:span><text:span text:style-name="T3">"160dp"</text:span><text:line-break/><text:span text:style-name="T3"> <text:s text:c="7"/></text:span><text:span text:style-name="T4">android</text:span><text:span text:style-name="T2">:layout_height=</text:span><text:span text:style-name="T3">"46dp"</text:span><text:line-break/><text:span text:style-name="T3"> <text:s text:c="7"/></text:span><text:span text:style-name="T4">android</text:span><text:span text:style-name="T2">:layout_marginEnd=</text:span><text:span text:style-name="T3">"16dp"</text:span><text:line-break/><text:span text:style-name="T3"> <text:s text:c="7"/></text:span><text:span text:style-name="T4">android</text:span><text:span text:style-name="T2">:spinnerMode=</text:span><text:span text:style-name="T3">"dialog"</text:span><text:line-break/><text:span text:style-name="T3"> <text:s text:c="7"/></text:span><text:span text:style-name="T4">app</text:span><text:span text:style-name="T2">:layout_constraintEnd_toEndOf=</text:span><text:span text:style-name="T3">"parent"</text:span><text:line-break/><text:span text:style-name="T3"> <text:s text:c="7"/></text:span><text:span text:style-name="T4">tools</text:span><text:span text:style-name="T2">:layout_editor_absoluteY=</text:span><text:span text:style-name="T3">"355dp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=</text:span><text:span text:style-name="T3">"@+id/button"</text:span><text:line-break/><text:span text:style-name="T3"> <text:s text:c="7"/></text:span><text:span text:style-name="T4">android</text:span><text:span text:style-name="T2">:layout_width=</text:span><text:span text:style-name="T3">"162dp"</text:span><text:line-break/><text:span text:style-name="T3"> <text:s text:c="7"/></text:span><text:span text:style-name="T4">android</text:span><text:span text:style-name="T2">:layout_height=</text:span><text:span text:style-name="T3">"52dp"</text:span><text:line-break/><text:span text:style-name="T3"> <text:s text:c="7"/></text:span><text:span text:style-name="T4">android</text:span><text:span text:style-name="T2">:background=</text:span><text:span text:style-name="T3">"#CBDBE6"</text:span><text:line-break/><text:span text:style-name="T3"> <text:s text:c="7"/></text:span><text:span text:style-name="T4">android</text:span><text:span text:style-name="T2">:text=</text:span><text:span text:style-name="T3">"ADD RESOURCES"</text:span><text:line-break/><text:span text:style-name="T3"> <text:s text:c="7"/></text:span><text:span text:style-name="T4">tools</text:span><text:span text:style-name="T2">:layout_editor_absoluteX=</text:span><text:span text:style-name="T3">"36dp"</text:span><text:line-break/><text:span text:style-name="T3"> <text:s text:c="7"/></text:span><text:span text:style-name="T4">tools</text:span><text:span text:style-name="T2">:layout_editor_absoluteY=</text:span><text:span text:style-name="T3">"630dp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=</text:span><text:span text:style-name="T3">"@+id/button2"</text:span><text:line-break/><text:span text:style-name="T3"> <text:s text:c="7"/></text:span><text:span text:style-name="T4">android</text:span><text:span text:style-name="T2">:layout_width=</text:span><text:span text:style-name="T3">"150dp"</text:span><text:line-break/><text:span text:style-name="T3"> <text:s text:c="7"/></text:span><text:span text:style-name="T4">android</text:span><text:span text:style-name="T2">:layout_height=</text:span><text:span text:style-name="T3">"52dp"</text:span><text:line-break/><text:span text:style-name="T3"> <text:s text:c="7"/></text:span><text:span text:style-name="T4">android</text:span><text:span text:style-name="T2">:background=</text:span><text:span text:style-name="T3">"#2196F3"</text:span><text:line-break/><text:span text:style-name="T3"> <text:s text:c="7"/></text:span><text:span text:style-name="T4">android</text:span><text:span text:style-name="T2">:text=</text:span><text:span text:style-name="T3">"SUBMIT"</text:span><text:line-break/><text:span text:style-name="T3"> <text:s text:c="7"/></text:span><text:span text:style-name="T4">tools</text:span><text:span text:style-name="T2">:layout_editor_absoluteX=</text:span><text:span text:style-name="T3">"229dp"</text:span><text:line-break/><text:span text:style-name="T3"> <text:s text:c="7"/></text:span><text:span text:style-name="T4">tools</text:span><text:span text:style-name="T2">:layout_editor_absoluteY=</text:span><text:span text:style-name="T3">"630dp" </text:span><text:span text:style-name="T1">/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id=</text:span><text:span text:style-name="T3">"@+id/editText"</text:span><text:line-break/><text:span text:style-name="T3"> <text:s text:c="7"/></text:span><text:span text:style-name="T4">android</text:span><text:span text:style-name="T2">:layout_width=</text:span><text:span text:style-name="T3">"131dp"</text:span><text:line-break/><text:span text:style-name="T3"> <text:s text:c="7"/></text:span><text:span text:style-name="T4">android</text:span><text:span text:style-name="T2">:layout_height=</text:span><text:span text:style-name="T3">"40dp"</text:span><text:line-break/><text:span text:style-name="T3"> <text:s text:c="7"/></text:span><text:span text:style-name="T4">android</text:span><text:span text:style-name="T2">:ems=</text:span><text:span text:style-name="T3">"10"</text:span><text:line-break/><text:span text:style-name="T3"> <text:s text:c="7"/></text:span><text:span text:style-name="T4">android</text:span><text:span text:style-name="T2">:inputType=</text:span><text:span text:style-name="T3">"textPersonName"</text:span><text:line-break/><text:span text:style-name="T3"> <text:s text:c="7"/></text:span><text:span text:style-name="T4">android</text:span><text:span text:style-name="T2">:text=</text:span><text:span text:style-name="T3">"@string/schedule_date"</text:span><text:line-break/><text:span text:style-name="T3"> <text:s text:c="7"/></text:span><text:span text:style-name="T4">android</text:span><text:span text:style-name="T2">:textSize=</text:span><text:span text:style-name="T3">"12sp"</text:span><text:line-break/><text:span text:style-name="T3"> <text:s text:c="7"/></text:span><text:span text:style-name="T4">tools</text:span><text:span text:style-name="T2">:layout_editor_absoluteX=</text:span><text:span text:style-name="T3">"37dp"</text:span><text:line-break/><text:span text:style-name="T3"> <text:s text:c="7"/></text:span><text:span text:style-name="T4">tools</text:span><text:span text:style-name="T2">:layout_editor_absoluteY=</text:span><text:span text:style-name="T3">"315dp" </text:span><text:span text:style-name="T1">/&gt;</text:span><text:line-break/><text:line-break/><text:span text:style-name="T1"> <text:s text:c="3"/>&lt;EditText</text:span><text:line-break/><text:span text:style-name="T1"> <text:s text:c="7"/></text:span><text:span text:style-name="T4">android</text:span><text:span text:style-name="T2">:id=</text:span><text:span text:style-name="T3">"@+id/editText2"</text:span><text:line-break/><text:span text:style-name="T3"> <text:s text:c="7"/></text:span><text:span text:style-name="T4">android</text:span><text:span text:style-name="T2">:layout_width=</text:span><text:span text:style-name="T3">"103dp"</text:span><text:line-break/><text:span text:style-name="T3"> <text:s text:c="7"/></text:span><text:span text:style-name="T4">android</text:span><text:span text:style-name="T2">:layout_height=</text:span><text:span text:style-name="T3">"38dp"</text:span><text:line-break/><text:span text:style-name="T3"> <text:s text:c="7"/></text:span><text:span text:style-name="T4">android</text:span><text:span text:style-name="T2">:ems=</text:span><text:span text:style-name="T3">"10"</text:span><text:line-break/><text:span text:style-name="T3"> <text:s text:c="7"/></text:span><text:span text:style-name="T4">android</text:span><text:span text:style-name="T2">:inputType=</text:span><text:span text:style-name="T3">"textPersonName"</text:span><text:line-break/><text:soft-page-break/><text:span text:style-name="T3"> <text:s text:c="7"/></text:span><text:span text:style-name="T4">android</text:span><text:span text:style-name="T2">:text=</text:span><text:span text:style-name="T3">"Schedule Time"</text:span><text:line-break/><text:span text:style-name="T3"> <text:s text:c="7"/></text:span><text:span text:style-name="T4">android</text:span><text:span text:style-name="T2">:textSize=</text:span><text:span text:style-name="T3">"12sp"</text:span><text:line-break/><text:span text:style-name="T3"> <text:s text:c="7"/></text:span><text:span text:style-name="T4">tools</text:span><text:span text:style-name="T2">:layout_editor_absoluteX=</text:span><text:span text:style-name="T3">"234dp"</text:span><text:line-break/><text:span text:style-name="T3"> <text:s text:c="7"/></text:span><text:span text:style-name="T4">tools</text:span><text:span text:style-name="T2">:layout_editor_absoluteY=</text:span><text:span text:style-name="T3">"317dp" </text:span><text:span text:style-name="T1">/&gt;</text:span><text:line-break/><text:line-break/><text:line-break/><text:span text:style-name="T1">&lt;/android.support.constraint.ConstraintLayout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5:44:32.514048044</meta:creation-date>
    <dc:date>2020-04-09T15:45:42.502055766</dc:date>
    <meta:editing-duration>PT1M15S</meta:editing-duration>
    <meta:editing-cycles>1</meta:editing-cycles>
    <meta:document-statistic meta:table-count="0" meta:image-count="0" meta:object-count="0" meta:page-count="3" meta:paragraph-count="1" meta:word-count="105" meta:character-count="3493" meta:non-whitespace-character-count="2698"/>
    <meta:generator>LibreOffice/6.2.5.2$Linux_X86_64 LibreOffice_project/20$Build-2</meta:generator>
  </office:meta>
</office:document-meta>
</file>